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automatic-styles/>
  <office:body>
    <office:spreadsheet>
      <table:table table:name="DataSheet">
        <table:table-row>
          <table:table-cell office:value-type="string">
            <text:p>keyAdd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ddKey</text:p>
          </table:table-cell>
          <table:table-cell office:value-type="string">
            <text:p>icon</text:p>
          </table:table-cell>
          <table:table-cell office:value-type="string">
            <text:p>modification</text:p>
          </table:table-cell>
          <table:table-cell office:value-type="string">
            <text:p>allowed_archetypes</text:p>
          </table:table-cell>
          <table:table-cell office:value-type="string">
            <text:p>sorting_priority</text:p>
          </table:table-cell>
          <table:table-cell office:value-type="string">
            <text:p>modifi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i_weight</text:p>
          </table:table-cell>
          <table:table-cell office:value-type="string">
            <text:p>species_potential_add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c_ai_habitability</text:p>
          </table:table-cell>
          <table:table-cell office:value-type="string">
            <text:p>pc_desert_habitability</text:p>
          </table:table-cell>
          <table:table-cell office:value-type="string">
            <text:p>pc_tropical_habitability</text:p>
          </table:table-cell>
          <table:table-cell office:value-type="string">
            <text:p>pc_continental_habitability</text:p>
          </table:table-cell>
          <table:table-cell office:value-type="string">
            <text:p>pc_ocean_habitability</text:p>
          </table:table-cell>
          <table:table-cell office:value-type="string">
            <text:p>pc_arctic_habitability</text:p>
          </table:table-cell>
          <table:table-cell office:value-type="string">
            <text:p>pc_tundra_habitability</text:p>
          </table:table-cell>
          <table:table-cell office:value-type="string">
            <text:p>pc_alpine_habitability</text:p>
          </table:table-cell>
          <table:table-cell office:value-type="string">
            <text:p>pc_arid_habitability</text:p>
          </table:table-cell>
          <table:table-cell office:value-type="string">
            <text:p>pc_savannah_habitability</text:p>
          </table:table-cell>
          <table:table-cell office:value-type="string">
            <text:p>pc_oasis_habitability</text:p>
          </table:table-cell>
          <table:table-cell office:value-type="string">
            <text:p>pc_mesa_habitability</text:p>
          </table:table-cell>
          <table:table-cell office:value-type="string">
            <text:p>pc_swamp_habitability</text:p>
          </table:table-cell>
          <table:table-cell office:value-type="string">
            <text:p>pc_frozen_desert_habitability</text:p>
          </table:table-cell>
          <table:table-cell office:value-type="string">
            <text:p>pc_steppe_habitability</text:p>
          </table:table-cell>
          <table:table-cell office:value-type="string">
            <text:p>pc_cascadian_habitability</text:p>
          </table:table-cell>
          <table:table-cell office:value-type="string">
            <text:p>pc_hadesert_habitability</text:p>
          </table:table-cell>
          <table:table-cell office:value-type="string">
            <text:p>pc_geothermal_habitability</text:p>
          </table:table-cell>
          <table:table-cell office:value-type="string">
            <text:p>pc_desertislands_habitability</text:p>
          </table:table-cell>
          <table:table-cell office:value-type="string">
            <text:p>pc_sandsea_habitability</text:p>
          </table:table-cell>
          <table:table-cell office:value-type="string">
            <text:p>pc_mangrove_habitability</text:p>
          </table:table-cell>
          <table:table-cell office:value-type="string">
            <text:p>pc_glacial_habitability</text:p>
          </table:table-cell>
          <table:table-cell office:value-type="string">
            <text:p>pc_subarctic_habitability</text:p>
          </table:table-cell>
          <table:table-cell office:value-type="string">
            <text:p>pc_hajungle_habitability</text:p>
          </table:table-cell>
          <table:table-cell office:value-type="string">
            <text:p>pc_antarctic_habitability</text:p>
          </table:table-cell>
          <table:table-cell office:value-type="string">
            <text:p>pc_methane_habitability</text:p>
          </table:table-cell>
          <table:table-cell office:value-type="string">
            <text:p>pc_ammonia_habitability</text:p>
          </table:table-cell>
          <table:table-cell office:value-type="string">
            <text:p>pc_lush_habitability</text:p>
          </table:table-cell>
          <table:table-cell office:value-type="string">
            <text:p>pc_retinal_habitability</text:p>
          </table:table-cell>
          <table:table-cell office:value-type="string">
            <text:p>pc_marginal_habitability</text:p>
          </table:table-cell>
          <table:table-cell office:value-type="string">
            <text:p>pc_irradiated_marginal_habitability</text:p>
          </table:table-cell>
          <table:table-cell office:value-type="string">
            <text:p>pc_marginal_cold_habitability</text:p>
          </table:table-cell>
          <table:table-cell office:value-type="string">
            <text:p>pc_geocrystalline_habitability</text:p>
          </table:table-cell>
          <table:table-cell office:value-type="string">
            <text:p>pc_irradiated_terrestrial_habitability</text:p>
          </table:table-cell>
          <table:table-cell office:value-type="string">
            <text:p>pc_nuked_habitability</text:p>
          </table:table-cell>
          <table:table-cell office:value-type="string">
            <text:p>pc_gaia_habitability</text:p>
          </table:table-cell>
          <table:table-cell office:value-type="string">
            <text:p>pc_ringworld_habitable_habitability</text:p>
          </table:table-cell>
          <table:table-cell office:value-type="string">
            <text:p>pc_habitat_habitability</text:p>
          </table:table-cell>
          <table:table-cell office:value-type="string">
            <text:p>pc_machine_habitability</text:p>
          </table:table-cell>
          <table:table-cell office:value-type="string">
            <text:p>pc_city_habitability</text:p>
          </table:table-cell>
          <table:table-cell office:value-type="string">
            <text:p>pc_mushroom_habitability</text:p>
          </table:table-cell>
          <table:table-cell office:value-type="string">
            <text:p>pc_graveyard_habitability</text:p>
          </table:table-cell>
          <table:table-cell office:value-type="string">
            <text:p>pc_floating_habitability</text:p>
          </table:table-cell>
          <table:table-cell office:value-type="string">
            <text:p>pc_crystal_habitability</text:p>
          </table:table-cell>
          <table:table-cell office:value-type="string">
            <text:p>pc_tidallylocked_habitability</text:p>
          </table:table-cell>
          <table:table-cell office:value-type="string">
            <text:p>pc_greenhouse_cold_habitability</text:p>
          </table:table-cell>
          <table:table-cell office:value-type="string">
            <text:p>pc_greenhouse_hot_habitability</text:p>
          </table:table-cell>
          <table:table-cell office:value-type="string">
            <text:p>weight</text:p>
          </table:table-cell>
          <table:table-cell office:value-type="string">
            <text:p>exists</text:p>
          </table:table-cell>
          <table:table-cell office:value-type="string">
            <text:p>this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s_global_flag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rait_pc_ai_preference</text:p>
          </table:table-cell>
          <table:table-cell office:value-type="string">
            <text:p>"gfx/interface/icons/traits/trait_pc_ai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>1.0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rait_pc_nuked_preference</text:p>
          </table:table-cell>
          <table:table-cell office:value-type="string">
            <text:p>"gfx/interface/icons/traits/trait_pc_nuked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rait_pc_gaia_preference</text:p>
          </table:table-cell>
          <table:table-cell office:value-type="string">
            <text:p>"gfx/interface/icons/traits/trait_pc_gaia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rait_pc_ringworld_habitable_preference</text:p>
          </table:table-cell>
          <table:table-cell office:value-type="string">
            <text:p>"gfx/interface/icons/traits/trait_pc_ring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rait_pc_habitat_preference</text:p>
          </table:table-cell>
          <table:table-cell office:value-type="string">
            <text:p>"gfx/interface/icons/traits/trait_pc_ring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rait_pc_machine_preference</text:p>
          </table:table-cell>
          <table:table-cell office:value-type="string">
            <text:p>"gfx/interface/icons/traits/trait_pc_ring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rait_pc_city_preference</text:p>
          </table:table-cell>
          <table:table-cell office:value-type="string">
            <text:p>"gfx/interface/icons/traits/trait_pc_ring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rait_pc_mushroom_preference</text:p>
          </table:table-cell>
          <table:table-cell office:value-type="string">
            <text:p>"gfx/interface/icons/traits/trait_pc_ring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rait_pc_graveyard_preference</text:p>
          </table:table-cell>
          <table:table-cell office:value-type="string">
            <text:p>"gfx/interface/icons/traits/trait_pc_ring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rait_pc_desert_preference</text:p>
          </table:table-cell>
          <table:table-cell office:value-type="string">
            <text:p>"gfx/interface/icons/traits/trait_pc_desert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rait_pc_arid_preference</text:p>
          </table:table-cell>
          <table:table-cell office:value-type="string">
            <text:p>"gfx/interface/icons/traits/trait_pc_arid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rait_pc_savannah_preference</text:p>
          </table:table-cell>
          <table:table-cell office:value-type="string">
            <text:p>"gfx/interface/icons/traits/trait_pc_savannah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8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rait_pc_continental_preference</text:p>
          </table:table-cell>
          <table:table-cell office:value-type="string">
            <text:p>"gfx/interface/icons/traits/trait_pc_continental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8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rait_pc_tropical_preference</text:p>
          </table:table-cell>
          <table:table-cell office:value-type="string">
            <text:p>"gfx/interface/icons/traits/trait_pc_tropical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rait_pc_ocean_preference</text:p>
          </table:table-cell>
          <table:table-cell office:value-type="string">
            <text:p>"gfx/interface/icons/traits/trait_pc_ocean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rait_pc_tundra_preference</text:p>
          </table:table-cell>
          <table:table-cell office:value-type="string">
            <text:p>"gfx/interface/icons/traits/trait_pc_tundra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rait_pc_alpine_preference</text:p>
          </table:table-cell>
          <table:table-cell office:value-type="string">
            <text:p>"gfx/interface/icons/traits/trait_pc_alpine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rait_pc_arctic_preference</text:p>
          </table:table-cell>
          <table:table-cell office:value-type="string">
            <text:p>"gfx/interface/icons/traits/trait_pc_arctic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rait_pc_sandsea_preference</text:p>
          </table:table-cell>
          <table:table-cell office:value-type="string">
            <text:p>"gfx/interface/icons/traits/trait_pc_sandsea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</table:table-row>
        <table:table-row>
          <table:table-cell office:value-type="string">
            <text:p>trait_pc_mesa_preference</text:p>
          </table:table-cell>
          <table:table-cell office:value-type="string">
            <text:p>"gfx/interface/icons/traits/trait_pc_mesa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8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</table:table-row>
        <table:table-row>
          <table:table-cell office:value-type="string">
            <text:p>trait_pc_oasis_preference</text:p>
          </table:table-cell>
          <table:table-cell office:value-type="string">
            <text:p>"gfx/interface/icons/traits/trait_pc_oasis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8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</table:table-row>
        <table:table-row>
          <table:table-cell office:value-type="string">
            <text:p>trait_pc_desertislands_preference</text:p>
          </table:table-cell>
          <table:table-cell office:value-type="string">
            <text:p>"gfx/interface/icons/traits/trait_pc_desertislands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</table:table-row>
        <table:table-row>
          <table:table-cell office:value-type="string">
            <text:p>trait_pc_hajungle_preference</text:p>
          </table:table-cell>
          <table:table-cell office:value-type="string">
            <text:p>"gfx/interface/icons/traits/trait_pc_hajungle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</table:table-row>
        <table:table-row>
          <table:table-cell office:value-type="string">
            <text:p>trait_pc_mangrove_preference</text:p>
          </table:table-cell>
          <table:table-cell office:value-type="string">
            <text:p>"gfx/interface/icons/traits/trait_pc_mangrove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</table:table-row>
        <table:table-row>
          <table:table-cell office:value-type="string">
            <text:p>trait_pc_geothermal_preference</text:p>
          </table:table-cell>
          <table:table-cell office:value-type="string">
            <text:p>"gfx/interface/icons/traits/trait_pc_geothermal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cgm_planetary_diversity_active</text:p>
          </table:table-cell>
        </table:table-row>
        <table:table-row>
          <table:table-cell office:value-type="string">
            <text:p>trait_pc_cascadian_preference</text:p>
          </table:table-cell>
          <table:table-cell office:value-type="string">
            <text:p>"gfx/interface/icons/traits/trait_pc_cascadian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</table:table-row>
        <table:table-row>
          <table:table-cell office:value-type="string">
            <text:p>trait_pc_swamp_preference</text:p>
          </table:table-cell>
          <table:table-cell office:value-type="string">
            <text:p>"gfx/interface/icons/traits/trait_pc_swamp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</table:table-row>
        <table:table-row>
          <table:table-cell office:value-type="string">
            <text:p>trait_pc_subarctic_preference</text:p>
          </table:table-cell>
          <table:table-cell office:value-type="string">
            <text:p>"gfx/interface/icons/traits/trait_pc_subarctic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</table:table-row>
        <table:table-row>
          <table:table-cell office:value-type="string">
            <text:p>trait_pc_glacial_preference</text:p>
          </table:table-cell>
          <table:table-cell office:value-type="string">
            <text:p>"gfx/interface/icons/traits/trait_pc_glacial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</table:table-row>
        <table:table-row>
          <table:table-cell office:value-type="string">
            <text:p>trait_pc_hadesert_preference</text:p>
          </table:table-cell>
          <table:table-cell office:value-type="string">
            <text:p>"gfx/interface/icons/traits/trait_pc_hadesert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</table:table-row>
        <table:table-row>
          <table:table-cell office:value-type="string">
            <text:p>trait_pc_steppe_preference</text:p>
          </table:table-cell>
          <table:table-cell office:value-type="string">
            <text:p>"gfx/interface/icons/traits/trait_pc_steppe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</table:table-row>
        <table:table-row>
          <table:table-cell office:value-type="string">
            <text:p>trait_pc_frozen_desert_preference</text:p>
          </table:table-cell>
          <table:table-cell office:value-type="string">
            <text:p>"gfx/interface/icons/traits/trait_pc_frozen_desert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</table:table-row>
        <table:table-row>
          <table:table-cell office:value-type="string">
            <text:p>trait_pc_antarctic_preference</text:p>
          </table:table-cell>
          <table:table-cell office:value-type="string">
            <text:p>"gfx/interface/icons/traits/trait_pc_antarctic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</table:table-row>
        <table:table-row>
          <table:table-cell office:value-type="string">
            <text:p>trait_pc_methane_preference</text:p>
          </table:table-cell>
          <table:table-cell office:value-type="string">
            <text:p>"gfx/interface/icons/traits/trait_pc_methane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</table:table-row>
        <table:table-row>
          <table:table-cell office:value-type="string">
            <text:p>trait_pc_ammonia_preference</text:p>
          </table:table-cell>
          <table:table-cell office:value-type="string">
            <text:p>"gfx/interface/icons/traits/trait_pc_ammonia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</table:table-row>
        <table:table-row>
          <table:table-cell office:value-type="string">
            <text:p>trait_pc_floating_preference</text:p>
          </table:table-cell>
          <table:table-cell office:value-type="string">
            <text:p>"gfx/interface/icons/traits/trait_pc_ring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rait_pc_crystal_preference</text:p>
          </table:table-cell>
          <table:table-cell office:value-type="string">
            <text:p>"gfx/interface/icons/traits/trait_pc_ring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rait_pc_tidallylocked_preference</text:p>
          </table:table-cell>
          <table:table-cell office:value-type="string">
            <text:p>"gfx/interface/icons/traits/trait_pc_gaia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rait_pc_lush_preference</text:p>
          </table:table-cell>
          <table:table-cell office:value-type="string">
            <text:p>"gfx/interface/icons/traits/trait_pc_gaia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8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cgm_new_worlds_enabled</text:p>
          </table:table-cell>
        </table:table-row>
        <table:table-row>
          <table:table-cell office:value-type="string">
            <text:p>trait_pc_retinal_preference</text:p>
          </table:table-cell>
          <table:table-cell office:value-type="string">
            <text:p>"gfx/interface/icons/traits/trait_pc_tropical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>0.8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cgm_new_worlds_enabled</text:p>
          </table:table-cell>
        </table:table-row>
        <table:table-row>
          <table:table-cell office:value-type="string">
            <text:p>trait_pc_marginal_preference</text:p>
          </table:table-cell>
          <table:table-cell office:value-type="string">
            <text:p>"gfx/interface/icons/traits/trait_pc_continental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8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cgm_new_worlds_enabled</text:p>
          </table:table-cell>
        </table:table-row>
        <table:table-row>
          <table:table-cell office:value-type="string">
            <text:p>trait_pc_irradiated_marginal_preference</text:p>
          </table:table-cell>
          <table:table-cell office:value-type="string">
            <text:p>"gfx/interface/icons/traits/trait_pc_arid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cgm_new_worlds_enabled</text:p>
          </table:table-cell>
        </table:table-row>
        <table:table-row>
          <table:table-cell office:value-type="string">
            <text:p>trait_pc_marginal_cold_preference</text:p>
          </table:table-cell>
          <table:table-cell office:value-type="string">
            <text:p>"gfx/interface/icons/traits/trait_pc_arctic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8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cgm_new_worlds_enabled</text:p>
          </table:table-cell>
        </table:table-row>
        <table:table-row>
          <table:table-cell office:value-type="string">
            <text:p>trait_pc_geocrystalline_preference</text:p>
          </table:table-cell>
          <table:table-cell office:value-type="string">
            <text:p>"gfx/interface/icons/traits/trait_pc_tundra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cgm_new_worlds_enabled</text:p>
          </table:table-cell>
        </table:table-row>
        <table:table-row>
          <table:table-cell office:value-type="string">
            <text:p>trait_pc_irradiated_terrestrial_preference</text:p>
          </table:table-cell>
          <table:table-cell office:value-type="string">
            <text:p>"gfx/interface/icons/traits/trait_pc_continental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cgm_new_worlds_enabled</text:p>
          </table:table-cell>
        </table:table-row>
        <table:table-row>
          <table:table-cell office:value-type="string">
            <text:p>trait_pc_greenhouse_cold_preference</text:p>
          </table:table-cell>
          <table:table-cell office:value-type="string">
            <text:p>"gfx/interface/icons/traits/trait_pc_tundra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0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cgm_new_worlds_enabled</text:p>
          </table:table-cell>
        </table:table-row>
        <table:table-row>
          <table:table-cell office:value-type="string">
            <text:p>trait_pc_greenhouse_hot_preference</text:p>
          </table:table-cell>
          <table:table-cell office:value-type="string">
            <text:p>"gfx/interface/icons/traits/trait_pc_tundra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0</text:p>
          </table:table-cell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cgm_new_worlds_enabled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3.6</meta:generator>
  </office:meta>
</office:document-meta>
</file>